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34000000FE466E7764E21EE387.png" manifest:media-type="image/png"/>
  <manifest:file-entry manifest:full-path="Pictures/1000020100000096000000965513D7A37BF3C7D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Noto Serif CJK TC1" svg:font-family="'Noto Serif CJK TC'" style:font-pitch="variable"/>
    <style:font-face style:name="jf open 粉圓 1.11" svg:font-family="'jf open 粉圓 1.1'" style:font-pitch="variable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3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74b3d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Text_20_body">
      <style:text-properties officeooo:paragraph-rsid="002d5e75"/>
    </style:style>
    <style:style style:name="P4" style:family="paragraph" style:parent-style-name="Standard" style:master-page-name="First_20_Page">
      <style:paragraph-properties fo:text-align="start" style:justify-single-word="false" style:page-number="auto"/>
      <style:text-properties officeooo:paragraph-rsid="000b9bb5"/>
    </style:style>
    <style:style style:name="P5" style:family="paragraph" style:parent-style-name="Text_20_body" style:list-style-name="L1">
      <style:text-properties officeooo:paragraph-rsid="0025093b"/>
    </style:style>
    <style:style style:name="P6" style:family="paragraph" style:parent-style-name="Text_20_body" style:list-style-name="L5">
      <style:text-properties officeooo:paragraph-rsid="0025093b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>
      <style:text-properties officeooo:paragraph-rsid="002d5e75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paragraph-rsid="00244a5e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274b3d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officeooo:paragraph-rsid="00244a5e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officeooo:paragraph-rsid="0025093b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officeooo:paragraph-rsid="00274b3d"/>
    </style:style>
    <style:style style:name="P21" style:family="paragraph" style:parent-style-name="Text_20_body" style:list-style-name="L7">
      <style:paragraph-properties fo:margin-top="0cm" fo:margin-bottom="0cm" loext:contextual-spacing="false"/>
    </style:style>
    <style:style style:name="P22" style:family="paragraph" style:parent-style-name="Text_20_body" style:list-style-name="L9">
      <style:paragraph-properties fo:margin-top="0cm" fo:margin-bottom="0cm" loext:contextual-spacing="false"/>
    </style:style>
    <style:style style:name="P23" style:family="paragraph" style:parent-style-name="Text_20_body" style:list-style-name="L11">
      <style:paragraph-properties fo:margin-top="0cm" fo:margin-bottom="0cm" loext:contextual-spacing="false"/>
    </style:style>
    <style:style style:name="P24" style:family="paragraph" style:parent-style-name="Text_20_body" style:list-style-name="L13">
      <style:paragraph-properties fo:margin-top="0cm" fo:margin-bottom="0cm" loext:contextual-spacing="false"/>
    </style:style>
    <style:style style:name="P25" style:family="paragraph">
      <loext:graphic-properties draw:fill="bitmap" draw:fill-image-name="Bitmap_20_5"/>
      <style:paragraph-properties fo:text-align="center"/>
    </style:style>
    <style:style style:name="P26" style:family="paragraph">
      <loext:graphic-properties draw:fill-color="#2a9d8f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808080" fo:font-size="60pt" style:font-name-asian="jf open 粉圓 1.11" style:font-size-asian="60pt" style:font-size-complex="60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60pt" style:font-name-asian="jf open 粉圓 1.11" style:font-size-asian="60pt" style:font-size-complex="60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ffffff" fo:font-size="60pt" style:font-name-asian="jf open 粉圓 1.11" style:font-size-asian="60pt" style:font-size-complex="60pt"/>
    </style:style>
    <style:style style:name="T1" style:family="text">
      <style:text-properties fo:color="#5983b0"/>
    </style:style>
    <style:style style:name="T2" style:family="text">
      <style:text-properties fo:color="#808080" fo:font-size="60pt" style:font-name-asian="jf open 粉圓 1.11" style:font-size-asian="60pt" style:font-size-complex="60pt"/>
    </style:style>
    <style:style style:name="T3" style:family="text">
      <style:text-properties fo:font-size="60pt" style:font-name-asian="jf open 粉圓 1.11" style:font-size-asian="60pt" style:font-size-complex="60pt"/>
    </style:style>
    <style:style style:name="T4" style:family="text">
      <style:text-properties fo:color="#ffffff" fo:font-size="60pt" style:font-name-asian="jf open 粉圓 1.11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text:bullet-char="•">
        <style:list-level-properties text:space-before="1.995cm" text:min-label-width="0.499cm"/>
        <style:text-properties style:font-name="OpenSymbol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bitmap" draw:fill-image-name="Bitmap_20_5" draw:textarea-horizontal-align="justify" draw:textarea-vertical-align="middle" draw:auto-grow-height="false" fo:min-height="2.995cm" fo:min-width="2.995cm"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2a9d8f" draw:textarea-horizontal-align="justify" draw:textarea-vertical-align="middle" draw:auto-grow-height="false" fo:min-height="16.367cm" fo:min-width="20.999cm" style:run-through="background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29cm" style:run-through="foreground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477cm" style:run-through="foreground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616cm" style:run-through="foreground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6" draw:name="形狀6" draw:style-name="gr1" draw:text-style-name="P25" svg:width="4.234cm" svg:height="4.234cm" svg:x="-0.557cm" svg:y="-0.66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" draw:name="形狀3" draw:style-name="gr5" draw:text-style-name="P30" svg:width="21cm" svg:height="4.617cm" svg:x="-2cm" svg:y="5.787cm"><draw:text-box><text:p text:style-name="P27"><text:span text:style-name="T4">國立臺灣</text:span><text:span text:style-name="T4">師範大學</text:span></text:p><text:p text:style-name="P27"><text:span text:style-name="T4">資訊工程</text:span><text:span text:style-name="T4">學系</text:span></text:p></draw:text-box></draw:frame><draw:frame text:anchor-type="paragraph" draw:z-index="3" draw:name="形狀4" draw:style-name="gr4" draw:text-style-name="P29" svg:width="9.57cm" svg:height="2.477cm" svg:x="3.715cm" svg:y="17.44cm"><draw:text-box><text:p text:style-name="P27"><text:span text:style-name="T3">讀書計畫</text:span></text:p></draw:text-box></draw:frame><draw:frame text:anchor-type="paragraph" draw:z-index="4" draw:name="形狀5" draw:style-name="gr3" draw:text-style-name="P28" svg:width="15.424cm" svg:height="2.43cm" svg:x="0.788cm" svg:y="21.41cm"><draw:text-box><text:p text:style-name="P27"><text:span text:style-name="T2">申請人：陳宏彰</text:span></text:p></draw:text-box></draw:frame><draw:custom-shape text:anchor-type="paragraph" draw:z-index="5" draw:name="形狀2" draw:style-name="gr2" draw:text-style-name="P26" svg:width="21cm" svg:height="16.368cm" svg:x="-2cm" svg:y="-2.923cm"><text:p/><draw:enhanced-geometry svg:viewBox="0 0 21600 21600" draw:type="rectangle" draw:enhanced-path="M 0 0 L 21600 0 21600 21600 0 21600 0 0 Z N"/></draw:custom-shape></text:p>
      <text:h text:style-name="P2" text:outline-level="2">近程（錄取到開學）</text:h>
      <text:list xml:id="list205173152" text:style-name="L1">
        <text:list-item>
          <text:p text:style-name="P16">學校學業：</text:p>
        </text:list-item>
      </text:list>
      <text:list xml:id="list452908990" text:style-name="L2">
        <text:list-item>
          <text:list>
            <text:list-item>
              <text:p text:style-name="P18">完成高三下學業，其中數學的微積分是大學理工科必備的知識，所以我會提前預習並精熟。 </text:p>
            </text:list-item>
            <text:list-item>
              <text:p text:style-name="P18">在<text:span text:style-name="T1">大學先修課程暨認證資訊平台</text:span>先學習大學課程。</text:p>
            </text:list-item>
          </text:list>
        </text:list-item>
      </text:list>
      <text:list xml:id="list183845532058915" text:continue-list="list205173152" text:style-name="L1">
        <text:list-item>
          <text:p text:style-name="P16">英文能力：</text:p>
        </text:list-item>
      </text:list>
      <text:list xml:id="list4073703640" text:style-name="L3">
        <text:list-item>
          <text:list>
            <text:list-item>
              <text:p text:style-name="P19">閱讀英文雜誌，觀看英文影片，達到<text:span text:style-name="T1">多益 950 分</text:span>以上，提昇英文能力，使學習、溝通更順暢。</text:p>
            </text:list-item>
          </text:list>
        </text:list-item>
      </text:list>
      <text:list xml:id="list183847167444608" text:continue-list="list183845532058915" text:style-name="L1">
        <text:list-item>
          <text:p text:style-name="P17">程式方面：</text:p>
        </text:list-item>
      </text:list>
      <text:list xml:id="list603762490" text:style-name="L4">
        <text:list-item>
          <text:p text:style-name="P20">在機器學習、AI 更加身加廣學習，其中我比較感興趣的是視覺辨識，這項技術已經應用在很多領域了。 </text:p>
        </text:list-item>
      </text:list>
      <text:list xml:id="list183847418369371" text:continue-list="list183847167444608" text:style-name="L1">
        <text:list-item>
          <text:p text:style-name="P5">擴展視野：</text:p>
        </text:list-item>
      </text:list>
      <text:list xml:id="list2559817540" text:style-name="L5">
        <text:list-item>
          <text:p text:style-name="P6">參加各種<text:span text:style-name="T1">技術研討會</text:span>，閱讀期刊、雜誌級學術論文。 </text:p>
        </text:list-item>
      </text:list>
      <text:h text:style-name="Heading_20_2" text:outline-level="2">中程（大學四年）</text:h>
      <text:list xml:id="list1250317595" text:style-name="L6">
        <text:list-item>
          <text:p text:style-name="P7">大一 </text:p>
        </text:list-item>
      </text:list>
      <text:list xml:id="list101590535" text:style-name="L7">
        <text:list-item>
          <text:p text:style-name="P21">學習必修課程，如<text:span text:style-name="T1">離散數學、線性代數</text:span>、進階的程式語言 </text:p>
        </text:list-item>
        <text:list-item>
          <text:p text:style-name="P21">跨領域學習其他相關科系課程，如機械相關課程。 </text:p>
        </text:list-item>
        <text:list-item>
          <text:p text:style-name="P8">養成持續運動習慣，強身健體，如跑步、騎腳踏車。 </text:p>
        </text:list-item>
      </text:list>
      <text:list xml:id="list2077903168" text:style-name="L8">
        <text:list-item>
          <text:p text:style-name="P9">大二 </text:p>
        </text:list-item>
      </text:list>
      <text:list xml:id="list578711596" text:style-name="L9">
        <text:list-item>
          <text:p text:style-name="P22">持續增進演算法、資料結構方面的能力與知識 </text:p>
        </text:list-item>
        <text:list-item>
          <text:p text:style-name="P22">參與開源社群，如各開源專案、研討會等。 </text:p>
        </text:list-item>
        <text:list-item>
          <text:p text:style-name="P10">尋找企業<text:span text:style-name="T1">實習</text:span>機會，了解產業實務 </text:p>
        </text:list-item>
      </text:list>
      <text:list xml:id="list2452886338" text:style-name="L10">
        <text:list-item>
          <text:p text:style-name="P11">大三 </text:p>
        </text:list-item>
      </text:list>
      <text:list xml:id="list3699437929" text:style-name="L11">
        <text:list-item>
          <text:p text:style-name="P23">尋找指導教授，參與研計畫 </text:p>
        </text:list-item>
        <text:list-item>
          <text:p text:style-name="P23">準備大四畢業專題 </text:p>
        </text:list-item>
        <text:list-item>
          <text:p text:style-name="P12">研究<text:span text:style-name="T1">計算機原理、網路</text:span>等等知識 </text:p>
        </text:list-item>
      </text:list>
      <text:list xml:id="list900781938" text:style-name="L12">
        <text:list-item>
          <text:p text:style-name="P13">大四 </text:p>
        </text:list-item>
      </text:list>
      <text:list xml:id="list778454536" text:style-name="L13">
        <text:list-item>
          <text:p text:style-name="P24"><text:soft-page-break/>準備考研究所 </text:p>
        </text:list-item>
        <text:list-item>
          <text:p text:style-name="P14">發表專題成果 </text:p>
        </text:list-item>
      </text:list>
      <text:h text:style-name="P1" text:outline-level="2">遠程（畢業之後）</text:h>
      <text:list xml:id="list970246689" text:style-name="L14">
        <text:list-item>
          <text:p text:style-name="P15">研究所精進知能，充實學業。 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Noto Serif CJK TC1" svg:font-family="'Noto Serif CJK TC'" style:font-pitch="variable"/>
    <style:font-face style:name="jf open 粉圓 1.11" svg:font-family="'jf open 粉圓 1.1'" style:font-pitch="variable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3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fill-image draw:name="Bitmap_20_5" draw:display-name="Bitmap 5" xlink:href="Pictures/1000020100000096000000965513D7A37BF3C7D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" fo:font-family="'jf open 粉圓 1.1'" style:font-style-name="標準" style:font-pitch="variable" fo:background-color="transparent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>
        <style:tab-stops/>
      </style:paragraph-properties>
      <style:text-properties fo:color="#2a9d8f" style:font-name="jf open 粉圓 1.13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2a9d8f" style:font-name="jf open 粉圓 1.12" fo:font-family="'jf open 粉圓 1.1'" style:font-style-name="粗體" style:font-pitch="variable" fo:font-size="21pt" fo:font-weight="normal" style:font-name-asian="jf open 粉圓 1.12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2a9d8f" style:font-name="jf open 粉圓 1.13" fo:font-family="'jf open 粉圓 1.1'" style:font-style-name="義式粗斜體" style:font-pitch="variable" fo:font-size="20pt" fo:font-style="normal" fo:font-weight="normal" style:font-name-asian="jf open 粉圓 1.12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2a9d8f" style:font-name="jf open 粉圓 1.13" fo:font-family="'jf open 粉圓 1.1'" style:font-style-name="義式粗斜體" style:font-pitch="variable" fo:font-size="16pt" fo:font-style="normal" fo:font-weight="bold" style:font-name-asian="jf open 粉圓 1.12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影像1" text:anchor-type="char" svg:x="-2cm" svg:y="-2cm" svg:width="21.001cm" svg:height="2.565cm" draw:z-index="1"><draw:image xlink:href="Pictures/1000020100000834000000FE466E7764E21EE387.png" xlink:type="simple" xlink:show="embed" xlink:actuate="onLoad" loext:mime-type="image/png"/></draw:fram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3-28T18:38:45.282322840</dc:date>
    <meta:editing-duration>PT2H29M57S</meta:editing-duration>
    <meta:editing-cycles>30</meta:editing-cycles>
    <meta:generator>LibreOffice/6.4.6.2$Linux_X86_64 LibreOffice_project/40$Build-2</meta:generator>
    <meta:document-statistic meta:table-count="0" meta:image-count="1" meta:object-count="0" meta:page-count="4" meta:paragraph-count="28" meta:word-count="431" meta:character-count="465" meta:non-whitespace-character-count="443"/>
  </office:meta>
</office:document-meta>
</file>